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for 03/18/16</text:p>
      <text:p text:style-name="Standard"/>
      <text:p text:style-name="Standard">Today we worked on our projects for next week.</text:p>
      <text:p text:style-name="Standard">Also we learned about how to test our code using unit testing, smoke screen testing, manual testing, and integrated testing.</text:p>
      <text:p text:style-name="Standard"/>
      <text:p text:style-name="Standard">Unit testing tests a small section of code its automated</text:p>
      <text:p text:style-name="Standard">integration testing tests how components work together</text:p>
      <text:p text:style-name="Standard">manual testing requires a person to 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8T15:07:01.59</meta:creation-date>
    <meta:document-statistic meta:table-count="0" meta:image-count="0" meta:object-count="0" meta:page-count="1" meta:paragraph-count="6" meta:word-count="56" meta:character-count="342"/>
    <dc:date>2016-03-18T18:10:36.62</dc:date>
    <meta:editing-duration>PT3M20S</meta:editing-duration>
    <meta:editing-cycles>1</meta:editing-cycles>
    <meta:generator>OpenOffice/4.1.2$Win32 OpenOffice.org_project/412m3$Build-9782</meta:generator>
  </office:meta>
</office:document-meta>
</file>